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6377" table:default-cell-style-name="ce11"/>
        <table:table-row table:style-name="ro1">
          <table:table-cell table:style-name="ce3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7"/>
          <table:table-cell table:style-name="ce7" table:number-columns-repeated="2"/>
          <table:table-cell/>
          <table:table-cell table:style-name="ce7"/>
          <table:table-cell table:number-columns-repeated="16377"/>
        </table:table-row>
        <table:table-row table:style-name="ro2">
          <table:table-cell table:style-name="ce3"/>
          <table:table-cell table:style-name="ce7" table:number-columns-repeated="4"/>
          <table:table-cell/>
          <table:table-cell table:style-name="ce7"/>
          <table:table-cell table:number-columns-repeated="16377"/>
        </table:table-row>
        <table:table-row table:style-name="ro2">
          <table:table-cell table:style-name="ce7" office:value-type="string" calcext:value-type="string">
            <text:p>OCEAN</text:p>
          </table:table-cell>
          <table:table-cell table:style-name="ce7" office:value-type="string" calcext:value-type="string">
            <text:p>OUTFIT</text:p>
          </table:table-cell>
          <table:table-cell table:style-name="ce7" office:value-type="string" calcext:value-type="string">
            <text:p>AMMO</text:p>
          </table:table-cell>
          <table:table-cell table:style-name="ce7" office:value-type="string" calcext:value-type="string">
            <text:p>CARAVAN</text:p>
          </table:table-cell>
          <table:table-cell table:style-name="ce7" office:value-type="string" calcext:value-type="string">
            <text:p>REPUTATION</text:p>
          </table:table-cell>
          <table:table-cell table:style-name="ce7" office:value-type="string" calcext:value-type="string">
            <text:p>MISC</text:p>
          </table:table-cell>
          <table:table-cell table:style-name="ce7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8" table:number-columns-repeated="5"/>
          <table:table-cell table:number-columns-repeated="16379"/>
        </table:table-row>
        <table:table-row table:style-name="ro2">
          <table:table-cell table:style-name="ce8" office:value-type="string" calcext:value-type="string">
            <text:p>; GENERAL</text:p>
          </table:table-cell>
          <table:table-cell table:style-name="ce8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office:value-type="string" calcext:value-type="string">
            <text:p>; GAMORRAH</text:p>
          </table:table-cell>
          <table:table-cell table:style-name="ce8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ce12" office:value-type="string" calcext:value-type="string">
            <text:p>player.additem 00166EBE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ce12" office:value-type="string" calcext:value-type="string">
            <text:p>player.additem 00166ECB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12" office:value-type="string" calcext:value-type="string">
            <text:p>player.additem 00166ED8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ce12" office:value-type="string" calcext:value-type="string">
            <text:p>player.additem 00166EE7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8" office:value-type="string" calcext:value-type="string">
            <text:p>player.additem 0000000F 9999999; Cash</text:p>
          </table:table-cell>
          <table:table-cell/>
          <table:table-cell table:style-name="ce12" office:value-type="string" calcext:value-type="string">
            <text:p>player.additem 00166EBF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8" office:value-type="string" calcext:value-type="string">
            <text:p>player.additem 0000000A 999; Bobby Pins</text:p>
          </table:table-cell>
          <table:table-cell/>
          <table:table-cell table:style-name="ce12" office:value-type="string" calcext:value-type="string">
            <text:p>player.additem 00166ECC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8" office:value-type="string" calcext:value-type="string">
            <text:p>player.additem 0200917D 999; Super Stimpaks</text:p>
          </table:table-cell>
          <table:table-cell/>
          <table:table-cell table:style-name="ce12" office:value-type="string" calcext:value-type="string">
            <text:p>player.additem 00166ED9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; MAX SPECIAL</text:p>
          </table:table-cell>
          <table:table-cell table:style-name="ce8" office:value-type="string" calcext:value-type="string">
            <text:p>player.additem 00015167 999; Radaway</text:p>
          </table:table-cell>
          <table:table-cell/>
          <table:table-cell table:style-name="ce12" office:value-type="string" calcext:value-type="string">
            <text:p>player.additem 00166EE8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strength 9</text:p>
          </table:table-cell>
          <table:table-cell table:style-name="ce8"/>
          <table:table-cell/>
          <table:table-cell table:style-name="ce12" office:value-type="string" calcext:value-type="string">
            <text:p>player.additem 00166EC0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player.setav perception 10</text:p>
          </table:table-cell>
          <table:table-cell table:number-columns-repeated="2"/>
          <table:table-cell table:style-name="ce12" office:value-type="string" calcext:value-type="string">
            <text:p>player.additem 00166ECD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endurance 10</text:p>
          </table:table-cell>
          <table:table-cell table:number-columns-repeated="2"/>
          <table:table-cell table:style-name="ce12" office:value-type="string" calcext:value-type="string">
            <text:p>player.additem 00166EDA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charisma 10</text:p>
          </table:table-cell>
          <table:table-cell table:number-columns-repeated="2"/>
          <table:table-cell table:style-name="ce12" office:value-type="string" calcext:value-type="string">
            <text:p>player.additem 00166EE9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player.setav intelligence 10</text:p>
          </table:table-cell>
          <table:table-cell table:number-columns-repeated="2"/>
          <table:table-cell table:style-name="ce12" office:value-type="string" calcext:value-type="string">
            <text:p>player.additem 00166EC1 1</text:p>
          </table:table-cell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8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agility 10</text:p>
          </table:table-cell>
          <table:table-cell table:number-columns-repeated="2"/>
          <table:table-cell table:style-name="ce12" office:value-type="string" calcext:value-type="string">
            <text:p>player.additem 00166ECE 1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layer.setav luck 10</text:p>
          </table:table-cell>
          <table:table-cell table:number-columns-repeated="2"/>
          <table:table-cell table:style-name="ce12" office:value-type="string" calcext:value-type="string">
            <text:p>player.additem 00166EDB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8"/>
          <table:table-cell table:number-columns-repeated="2"/>
          <table:table-cell table:style-name="ce12" office:value-type="string" calcext:value-type="string">
            <text:p>player.additem 00166EEA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8"/>
          <table:table-cell table:number-columns-repeated="16377"/>
        </table:table-row>
        <table:table-row table:style-name="ro2">
          <table:table-cell table:style-name="ce8" office:value-type="string" calcext:value-type="string">
            <text:p>; MAX SKILLS</text:p>
          </table:table-cell>
          <table:table-cell table:number-columns-repeated="2"/>
          <table:table-cell table:style-name="ce12" office:value-type="string" calcext:value-type="string">
            <text:p>player.additem 00166EC2 1</text:p>
          </table:table-cell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12" office:value-type="string" calcext:value-type="string">
            <text:p>player.additem 00166ECF 1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ce12" office:value-type="string" calcext:value-type="string">
            <text:p>player.additem 00166EDC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ce12" office:value-type="string" calcext:value-type="string">
            <text:p>player.additem 00166EEB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ce12" office:value-type="string" calcext:value-type="string">
            <text:p>player.additem 00166EC3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12" office:value-type="string" calcext:value-type="string">
            <text:p>player.additem 00166ED0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12" office:value-type="string" calcext:value-type="string">
            <text:p>player.additem 00166EDD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ce12" office:value-type="string" calcext:value-type="string">
            <text:p>player.additem 00166EEC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12" office:value-type="string" calcext:value-type="string">
            <text:p>player.additem 00166EC4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12" office:value-type="string" calcext:value-type="string">
            <text:p>player.additem 00166ED1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12" office:value-type="string" calcext:value-type="string">
            <text:p>player.additem 00166EDE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12" office:value-type="string" calcext:value-type="string">
            <text:p>player.additem 00166EED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12" office:value-type="string" calcext:value-type="string">
            <text:p>player.additem 00166EC5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12" office:value-type="string" calcext:value-type="string">
            <text:p>player.additem 00166ED2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2" office:value-type="string" calcext:value-type="string">
            <text:p>player.additem 00166EDF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ce12" office:value-type="string" calcext:value-type="string">
            <text:p>player.additem 00166EEE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12" office:value-type="string" calcext:value-type="string">
            <text:p>player.additem 00166EBD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12" office:value-type="string" calcext:value-type="string">
            <text:p>player.additem 00166ECA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12" office:value-type="string" calcext:value-type="string">
            <text:p>player.additem 00166ED7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ce12" office:value-type="string" calcext:value-type="string">
            <text:p>player.additem 00166E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ce12" office:value-type="string" calcext:value-type="string">
            <text:p>player.additem 00166EC7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12" office:value-type="string" calcext:value-type="string">
            <text:p>player.additem 00166ED4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12" office:value-type="string" calcext:value-type="string">
            <text:p>player.additem 00166EE1 1</text:p>
          </table:table-cell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12" office:value-type="string" calcext:value-type="string">
            <text:p>player.additem 00166EF0 1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12" office:value-type="string" calcext:value-type="string">
            <text:p>player.additem 00166EC9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12" office:value-type="string" calcext:value-type="string">
            <text:p>player.additem 00166ED6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ce12" office:value-type="string" calcext:value-type="string">
            <text:p>player.additem 00166EE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ce12" office:value-type="string" calcext:value-type="string">
            <text:p>player.additem 00166EF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ce12" office:value-type="string" calcext:value-type="string">
            <text:p>player.additem 00166EC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ce12" office:value-type="string" calcext:value-type="string">
            <text:p>player.additem 00166ED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ce12" office:value-type="string" calcext:value-type="string">
            <text:p>player.additem 00166EE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ce12" office:value-type="string" calcext:value-type="string">
            <text:p>player.additem 00166EF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ce12" office:value-type="string" calcext:value-type="string">
            <text:p>player.additem 00166EC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ce12" office:value-type="string" calcext:value-type="string">
            <text:p>player.additem 00166ED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ce12" office:value-type="string" calcext:value-type="string">
            <text:p>player.additem 00166EE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ce12" office:value-type="string" calcext:value-type="string">
            <text:p>player.additem 00166EE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ce13" office:value-type="string" calcext:value-type="string">
            <text:p>player.additem 00166F2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ce13" office:value-type="string" calcext:value-type="string">
            <text:p>player.additem 00166F3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2"/>
          <table:table-cell table:style-name="ce13" office:value-type="string" calcext:value-type="string">
            <text:p>player.additem 00166F4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table:style-name="ce13" office:value-type="string" calcext:value-type="string">
            <text:p>player.additem 00166F5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table:style-name="ce13" office:value-type="string" calcext:value-type="string">
            <text:p>player.additem 00166F2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table:style-name="ce13" office:value-type="string" calcext:value-type="string">
            <text:p>player.additem 00166F3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table:style-name="ce13" office:value-type="string" calcext:value-type="string">
            <text:p>player.additem 00166F4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table:style-name="ce13" office:value-type="string" calcext:value-type="string">
            <text:p>player.additem 00166F5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table:style-name="ce13" office:value-type="string" calcext:value-type="string">
            <text:p>player.additem 00166F2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table:style-name="ce13" office:value-type="string" calcext:value-type="string">
            <text:p>player.additem 00166F3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table:style-name="ce13" office:value-type="string" calcext:value-type="string">
            <text:p>player.additem 00166F4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table:style-name="ce13" office:value-type="string" calcext:value-type="string">
            <text:p>player.additem 00166F5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table:style-name="ce13" office:value-type="string" calcext:value-type="string">
            <text:p>player.additem 00166F3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table:style-name="ce13" office:value-type="string" calcext:value-type="string">
            <text:p>player.additem 00166F3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table:style-name="ce13" office:value-type="string" calcext:value-type="string">
            <text:p>player.additem 00166F4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table:style-name="ce13" office:value-type="string" calcext:value-type="string">
            <text:p>player.additem 00166F5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table:style-name="ce13" office:value-type="string" calcext:value-type="string">
            <text:p>player.additem 00166F3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table:style-name="ce13" office:value-type="string" calcext:value-type="string">
            <text:p>player.additem 00166F3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2"/>
          <table:table-cell table:style-name="ce13" office:value-type="string" calcext:value-type="string">
            <text:p>player.additem 00166F4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2"/>
          <table:table-cell table:style-name="ce13" office:value-type="string" calcext:value-type="string">
            <text:p>player.additem 00166F5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2"/>
          <table:table-cell table:style-name="ce13" office:value-type="string" calcext:value-type="string">
            <text:p>player.additem 00166F3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2"/>
          <table:table-cell table:style-name="ce13" office:value-type="string" calcext:value-type="string">
            <text:p>player.additem 00166F3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2"/>
          <table:table-cell table:style-name="ce13" office:value-type="string" calcext:value-type="string">
            <text:p>player.additem 00166F4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2"/>
          <table:table-cell table:style-name="ce13" office:value-type="string" calcext:value-type="string">
            <text:p>player.additem 00166F5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2"/>
          <table:table-cell table:style-name="ce13" office:value-type="string" calcext:value-type="string">
            <text:p>player.additem 00166F3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2"/>
          <table:table-cell table:style-name="ce13" office:value-type="string" calcext:value-type="string">
            <text:p>player.additem 00166F4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2"/>
          <table:table-cell table:style-name="ce13" office:value-type="string" calcext:value-type="string">
            <text:p>player.additem 00166F4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2"/>
          <table:table-cell table:style-name="ce13" office:value-type="string" calcext:value-type="string">
            <text:p>player.additem 00166F5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2"/>
          <table:table-cell table:style-name="ce13" office:value-type="string" calcext:value-type="string">
            <text:p>player.additem 00166F3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2"/>
          <table:table-cell table:style-name="ce13" office:value-type="string" calcext:value-type="string">
            <text:p>player.additem 00166F4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2"/>
          <table:table-cell table:style-name="ce13" office:value-type="string" calcext:value-type="string">
            <text:p>player.additem 00166F4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2"/>
          <table:table-cell table:style-name="ce13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2"/>
          <table:table-cell table:style-name="ce13" office:value-type="string" calcext:value-type="string">
            <text:p>player.additem 00166F2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2"/>
          <table:table-cell table:style-name="ce13" office:value-type="string" calcext:value-type="string">
            <text:p>player.additem 00166F3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2"/>
          <table:table-cell table:style-name="ce13" office:value-type="string" calcext:value-type="string">
            <text:p>player.additem 00166F4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2"/>
          <table:table-cell table:style-name="ce13" office:value-type="string" calcext:value-type="string">
            <text:p>player.additem 00166F5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2"/>
          <table:table-cell table:style-name="ce13" office:value-type="string" calcext:value-type="string">
            <text:p>player.additem 00166F3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2"/>
          <table:table-cell table:style-name="ce13" office:value-type="string" calcext:value-type="string">
            <text:p>player.additem 00166F4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2"/>
          <table:table-cell table:style-name="ce13" office:value-type="string" calcext:value-type="string">
            <text:p>player.additem 00166F5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2"/>
          <table:table-cell table:style-name="ce13" office:value-type="string" calcext:value-type="string">
            <text:p>player.additem 00166F5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2"/>
          <table:table-cell table:style-name="ce13" office:value-type="string" calcext:value-type="string">
            <text:p>player.additem 00166F3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2"/>
          <table:table-cell table:style-name="ce13" office:value-type="string" calcext:value-type="string">
            <text:p>player.additem 00166F4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2"/>
          <table:table-cell table:style-name="ce13" office:value-type="string" calcext:value-type="string">
            <text:p>player.additem 00166F5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2"/>
          <table:table-cell table:style-name="ce13" office:value-type="string" calcext:value-type="string">
            <text:p>player.additem 00166F6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2"/>
          <table:table-cell table:style-name="ce13" office:value-type="string" calcext:value-type="string">
            <text:p>player.additem 00166F3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2"/>
          <table:table-cell table:style-name="ce13" office:value-type="string" calcext:value-type="string">
            <text:p>player.additem 00166F4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2"/>
          <table:table-cell table:style-name="ce13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2"/>
          <table:table-cell table:style-name="ce13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2"/>
          <table:table-cell table:style-name="ce13" office:value-type="string" calcext:value-type="string">
            <text:p>player.additem 00166F3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2"/>
          <table:table-cell table:style-name="ce13" office:value-type="string" calcext:value-type="string">
            <text:p>player.additem 00166F4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2"/>
          <table:table-cell table:style-name="ce13" office:value-type="string" calcext:value-type="string">
            <text:p>player.additem 00166F4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2"/>
          <table:table-cell table:style-name="ce13" office:value-type="string" calcext:value-type="string">
            <text:p>player.additem 00166F5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2"/>
          <table:table-cell table:style-name="ce13" office:value-type="string" calcext:value-type="string">
            <text:p>player.additem 00166EF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2"/>
          <table:table-cell table:style-name="ce13" office:value-type="string" calcext:value-type="string">
            <text:p>player.additem 00166F0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2"/>
          <table:table-cell table:style-name="ce13" office:value-type="string" calcext:value-type="string">
            <text:p>player.additem 00166F0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2"/>
          <table:table-cell table:style-name="ce13" office:value-type="string" calcext:value-type="string">
            <text:p>player.additem 00166F1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2"/>
          <table:table-cell table:style-name="ce13" office:value-type="string" calcext:value-type="string">
            <text:p>player.additem 00166EF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2"/>
          <table:table-cell table:style-name="ce13" office:value-type="string" calcext:value-type="string">
            <text:p>player.additem 00166F0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2"/>
          <table:table-cell table:style-name="ce13" office:value-type="string" calcext:value-type="string">
            <text:p>player.additem 00166F0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2"/>
          <table:table-cell table:style-name="ce13" office:value-type="string" calcext:value-type="string">
            <text:p>player.additem 00166F1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2"/>
          <table:table-cell table:style-name="ce13" office:value-type="string" calcext:value-type="string">
            <text:p>player.additem 00166EF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2"/>
          <table:table-cell table:style-name="ce13" office:value-type="string" calcext:value-type="string">
            <text:p>player.additem 00166F0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2"/>
          <table:table-cell table:style-name="ce13" office:value-type="string" calcext:value-type="string">
            <text:p>player.additem 00166F1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2"/>
          <table:table-cell table:style-name="ce13" office:value-type="string" calcext:value-type="string">
            <text:p>player.additem 00166F1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2"/>
          <table:table-cell table:style-name="ce13" office:value-type="string" calcext:value-type="string">
            <text:p>player.additem 00166EF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2"/>
          <table:table-cell table:style-name="ce13" office:value-type="string" calcext:value-type="string">
            <text:p>player.additem 00166F0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2"/>
          <table:table-cell table:style-name="ce13" office:value-type="string" calcext:value-type="string">
            <text:p>player.additem 00166F1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2"/>
          <table:table-cell table:style-name="ce13" office:value-type="string" calcext:value-type="string">
            <text:p>player.additem 00166F2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2"/>
          <table:table-cell table:style-name="ce13" office:value-type="string" calcext:value-type="string">
            <text:p>player.additem 00166EF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2"/>
          <table:table-cell table:style-name="ce13" office:value-type="string" calcext:value-type="string">
            <text:p>player.additem 00166F0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2"/>
          <table:table-cell table:style-name="ce13" office:value-type="string" calcext:value-type="string">
            <text:p>player.additem 00166F1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2"/>
          <table:table-cell table:style-name="ce13" office:value-type="string" calcext:value-type="string">
            <text:p>player.additem 00166F2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2"/>
          <table:table-cell table:style-name="ce13" office:value-type="string" calcext:value-type="string">
            <text:p>player.additem 00166EF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2"/>
          <table:table-cell table:style-name="ce13" office:value-type="string" calcext:value-type="string">
            <text:p>player.additem 00166F0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2"/>
          <table:table-cell table:style-name="ce13" office:value-type="string" calcext:value-type="string">
            <text:p>player.additem 00166F1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2"/>
          <table:table-cell table:style-name="ce13" office:value-type="string" calcext:value-type="string">
            <text:p>player.additem 00166F2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2"/>
          <table:table-cell table:style-name="ce13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2"/>
          <table:table-cell table:style-name="ce13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2"/>
          <table:table-cell table:style-name="ce13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2"/>
          <table:table-cell table:style-name="ce13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2"/>
          <table:table-cell table:style-name="ce13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2"/>
          <table:table-cell table:style-name="ce13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2"/>
          <table:table-cell table:style-name="ce13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2"/>
          <table:table-cell table:style-name="ce13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2"/>
          <table:table-cell table:style-name="ce13" office:value-type="string" calcext:value-type="string">
            <text:p>player.additem 00166EF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2"/>
          <table:table-cell table:style-name="ce13" office:value-type="string" calcext:value-type="string">
            <text:p>player.additem 00166F0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2"/>
          <table:table-cell table:style-name="ce13" office:value-type="string" calcext:value-type="string">
            <text:p>player.additem 00166F0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2"/>
          <table:table-cell table:style-name="ce13" office:value-type="string" calcext:value-type="string">
            <text:p>player.additem 00166F1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2"/>
          <table:table-cell table:style-name="ce13" office:value-type="string" calcext:value-type="string">
            <text:p>player.additem 00166EF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2"/>
          <table:table-cell table:style-name="ce13" office:value-type="string" calcext:value-type="string">
            <text:p>player.additem 00166F0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2"/>
          <table:table-cell table:style-name="ce13" office:value-type="string" calcext:value-type="string">
            <text:p>player.additem 00166F1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2"/>
          <table:table-cell table:style-name="ce13" office:value-type="string" calcext:value-type="string">
            <text:p>player.additem 00166F2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2"/>
          <table:table-cell table:style-name="ce13" office:value-type="string" calcext:value-type="string">
            <text:p>player.additem 00166EF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2"/>
          <table:table-cell table:style-name="ce13" office:value-type="string" calcext:value-type="string">
            <text:p>player.additem 00166F0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2"/>
          <table:table-cell table:style-name="ce13" office:value-type="string" calcext:value-type="string">
            <text:p>player.additem 00166F1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2"/>
          <table:table-cell table:style-name="ce13" office:value-type="string" calcext:value-type="string">
            <text:p>player.additem 00166F2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2"/>
          <table:table-cell table:style-name="ce13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2"/>
          <table:table-cell table:style-name="ce13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2"/>
          <table:table-cell table:style-name="ce13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2"/>
          <table:table-cell table:style-name="ce13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2"/>
          <table:table-cell table:style-name="ce13" office:value-type="string" calcext:value-type="string">
            <text:p>player.additem 00166EF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2"/>
          <table:table-cell table:style-name="ce13" office:value-type="string" calcext:value-type="string">
            <text:p>player.additem 00166F0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2"/>
          <table:table-cell table:style-name="ce13" office:value-type="string" calcext:value-type="string">
            <text:p>player.additem 00166F1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2"/>
          <table:table-cell table:style-name="ce13" office:value-type="string" calcext:value-type="string">
            <text:p>player.additem 00166F2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0:58:59.005947583</dc:date>
    <meta:editing-duration>PT3H48M4S</meta:editing-duration>
    <meta:editing-cycles>47</meta:editing-cycles>
    <meta:generator>LibreOffice/7.4.7.2$Linux_X86_64 LibreOffice_project/40$Build-2</meta:generator>
    <meta:document-statistic meta:table-count="1" meta:cell-count="414" meta:object-count="0"/>
  </office:meta>
</office:document-meta>
</file>